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q</text:p>
          </table:table-cell>
          <table:table-cell table:formula="of:=2*PI()*[.F5]*([.F7]-[.F6])/[.F4]/LN([.F9]/[.F8])" office:value-type="float" office:value="460.477019421621" calcext:value-type="float">
            <text:p>460.47701942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sc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m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P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F$6]+[.$F$3]*[.$F$4]*LN([.B7]/[.$F$8])/2/PI()/[.$F$5]" office:value-type="float" office:value="10" calcext:value-type="float">
            <text:p>10</text:p>
          </table:table-cell>
          <table:table-cell/>
          <table:table-cell office:value-type="string" calcext:value-type="string">
            <text:p>P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[.$F$6]+[.$F$3]*[.$F$4]*LN([.B8]/[.$F$8])/2/PI()/[.$F$5]" office:value-type="float" office:value="13.7253416642403" calcext:value-type="float">
            <text:p>13.7253416642</text:p>
          </table:table-cell>
          <table:table-cell/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$F$6]+[.$F$3]*[.$F$4]*LN([.B9]/[.$F$8])/2/PI()/[.$F$5]" office:value-type="float" office:value="17.1263121442862" calcext:value-type="float">
            <text:p>17.1263121443</text:p>
          </table:table-cell>
          <table:table-cell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[.$F$6]+[.$F$3]*[.$F$4]*LN([.B10]/[.$F$8])/2/PI()/[.$F$5]" office:value-type="float" office:value="20.2549017076153" calcext:value-type="float">
            <text:p>20.2549017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$F$6]+[.$F$3]*[.$F$4]*LN([.B11]/[.$F$8])/2/PI()/[.$F$5]" office:value-type="float" office:value="23.1515232110414" calcext:value-type="float">
            <text:p>23.151523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[.$F$6]+[.$F$3]*[.$F$4]*LN([.B12]/[.$F$8])/2/PI()/[.$F$5]" office:value-type="float" office:value="25.8482133150113" calcext:value-type="float">
            <text:p>25.848213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$F$6]+[.$F$3]*[.$F$4]*LN([.B13]/[.$F$8])/2/PI()/[.$F$5]" office:value-type="float" office:value="28.3707984390332" calcext:value-type="float">
            <text:p>28.370798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[.$F$6]+[.$F$3]*[.$F$4]*LN([.B14]/[.$F$8])/2/PI()/[.$F$5]" office:value-type="float" office:value="30.7404029240447" calcext:value-type="float">
            <text:p>30.740402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$F$6]+[.$F$3]*[.$F$4]*LN([.B15]/[.$F$8])/2/PI()/[.$F$5]" office:value-type="float" office:value="32.9745254592976" calcext:value-type="float">
            <text:p>32.9745254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[.$F$6]+[.$F$3]*[.$F$4]*LN([.B16]/[.$F$8])/2/PI()/[.$F$5]" office:value-type="float" office:value="35.0878240857546" calcext:value-type="float">
            <text:p>35.0878240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F$6]+[.$F$3]*[.$F$4]*LN([.B17]/[.$F$8])/2/PI()/[.$F$5]" office:value-type="float" office:value="37.0926996097583" calcext:value-type="float">
            <text:p>37.09269960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[.$F$6]+[.$F$3]*[.$F$4]*LN([.B18]/[.$F$8])/2/PI()/[.$F$5]" office:value-type="float" office:value="38.9997365260527" calcext:value-type="float">
            <text:p>38.9997365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$F$6]+[.$F$3]*[.$F$4]*LN([.B19]/[.$F$8])/2/PI()/[.$F$5]" office:value-type="float" office:value="40.8180412739986" calcext:value-type="float">
            <text:p>40.818041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formula="of:=[.$F$6]+[.$F$3]*[.$F$4]*LN([.B20]/[.$F$8])/2/PI()/[.$F$5]" office:value-type="float" office:value="42.5555052415834" calcext:value-type="float">
            <text:p>42.5555052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$F$6]+[.$F$3]*[.$F$4]*LN([.B21]/[.$F$8])/2/PI()/[.$F$5]" office:value-type="float" office:value="44.2190117540446" calcext:value-type="float">
            <text:p>44.219011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.$F$6]+[.$F$3]*[.$F$4]*LN([.B22]/[.$F$8])/2/PI()/[.$F$5]" office:value-type="float" office:value="45.8146007804834" calcext:value-type="float">
            <text:p>45.8146007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$F$6]+[.$F$3]*[.$F$4]*LN([.B23]/[.$F$8])/2/PI()/[.$F$5]" office:value-type="float" office:value="47.3476013173736" calcext:value-type="float">
            <text:p>47.3476013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formula="of:=[.$F$6]+[.$F$3]*[.$F$4]*LN([.B24]/[.$F$8])/2/PI()/[.$F$5]" office:value-type="float" office:value="48.8227387743089" calcext:value-type="float">
            <text:p>48.8227387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$F$6]+[.$F$3]*[.$F$4]*LN([.B25]/[.$F$8])/2/PI()/[.$F$5]" office:value-type="float" office:value="50.2442228207997" calcext:value-type="float">
            <text:p>50.2442228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[.$F$6]+[.$F$3]*[.$F$4]*LN([.B26]/[.$F$8])/2/PI()/[.$F$5]" office:value-type="float" office:value="51.6158198109061" calcext:value-type="float">
            <text:p>51.6158198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F$6]+[.$F$3]*[.$F$4]*LN([.B27]/[.$F$8])/2/PI()/[.$F$5]" office:value-type="float" office:value="52.9409129247696" calcext:value-type="float">
            <text:p>52.9409129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table:formula="of:=[.$F$6]+[.$F$3]*[.$F$4]*LN([.B28]/[.$F$8])/2/PI()/[.$F$5]" office:value-type="float" office:value="54.2225524450846" calcext:value-type="float">
            <text:p>54.22255244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$F$6]+[.$F$3]*[.$F$4]*LN([.B29]/[.$F$8])/2/PI()/[.$F$5]" office:value-type="float" office:value="55.4634980487916" calcext:value-type="float">
            <text:p>55.4634980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table:formula="of:=[.$F$6]+[.$F$3]*[.$F$4]*LN([.B30]/[.$F$8])/2/PI()/[.$F$5]" office:value-type="float" office:value="56.6662545890099" calcext:value-type="float">
            <text:p>56.666254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$F$6]+[.$F$3]*[.$F$4]*LN([.B31]/[.$F$8])/2/PI()/[.$F$5]" office:value-type="float" office:value="57.833102533803" calcext:value-type="float">
            <text:p>57.8331025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.$F$6]+[.$F$3]*[.$F$4]*LN([.B32]/[.$F$8])/2/PI()/[.$F$5]" office:value-type="float" office:value="58.9661239915248" calcext:value-type="float">
            <text:p>58.9661239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$F$6]+[.$F$3]*[.$F$4]*LN([.B33]/[.$F$8])/2/PI()/[.$F$5]" office:value-type="float" office:value="60.0672250690559" calcext:value-type="float">
            <text:p>60.0672250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table:formula="of:=[.$F$6]+[.$F$3]*[.$F$4]*LN([.B34]/[.$F$8])/2/PI()/[.$F$5]" office:value-type="float" office:value="61.1381551660296" calcext:value-type="float">
            <text:p>61.138155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$F$6]+[.$F$3]*[.$F$4]*LN([.B35]/[.$F$8])/2/PI()/[.$F$5]" office:value-type="float" office:value="62.1805236955129" calcext:value-type="float">
            <text:p>62.18052369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table:formula="of:=[.$F$6]+[.$F$3]*[.$F$4]*LN([.B36]/[.$F$8])/2/PI()/[.$F$5]" office:value-type="float" office:value="63.1958146323849" calcext:value-type="float">
            <text:p>63.1958146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F$6]+[.$F$3]*[.$F$4]*LN([.B37]/[.$F$8])/2/PI()/[.$F$5]" office:value-type="float" office:value="64.1853992195166" calcext:value-type="float">
            <text:p>64.1853992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table:formula="of:=[.$F$6]+[.$F$3]*[.$F$4]*LN([.B38]/[.$F$8])/2/PI()/[.$F$5]" office:value-type="float" office:value="65.1505471047762" calcext:value-type="float">
            <text:p>65.1505471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$F$6]+[.$F$3]*[.$F$4]*LN([.B39]/[.$F$8])/2/PI()/[.$F$5]" office:value-type="float" office:value="66.0924361358111" calcext:value-type="float">
            <text:p>66.0924361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table:formula="of:=[.$F$6]+[.$F$3]*[.$F$4]*LN([.B40]/[.$F$8])/2/PI()/[.$F$5]" office:value-type="float" office:value="67.0121610021628" calcext:value-type="float">
            <text:p>67.0121610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$F$6]+[.$F$3]*[.$F$4]*LN([.B41]/[.$F$8])/2/PI()/[.$F$5]" office:value-type="float" office:value="67.9107408837569" calcext:value-type="float">
            <text:p>67.9107408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.$F$6]+[.$F$3]*[.$F$4]*LN([.B42]/[.$F$8])/2/PI()/[.$F$5]" office:value-type="float" office:value="68.789126239781" calcext:value-type="float">
            <text:p>68.78912623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$F$6]+[.$F$3]*[.$F$4]*LN([.B43]/[.$F$8])/2/PI()/[.$F$5]" office:value-type="float" office:value="69.6482048513417" calcext:value-type="float">
            <text:p>69.6482048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table:formula="of:=[.$F$6]+[.$F$3]*[.$F$4]*LN([.B44]/[.$F$8])/2/PI()/[.$F$5]" office:value-type="float" office:value="70.4888072142146" calcext:value-type="float">
            <text:p>70.4888072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$F$6]+[.$F$3]*[.$F$4]*LN([.B45]/[.$F$8])/2/PI()/[.$F$5]" office:value-type="float" office:value="71.3117113638029" calcext:value-type="float">
            <text:p>71.3117113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table:formula="of:=[.$F$6]+[.$F$3]*[.$F$4]*LN([.B46]/[.$F$8])/2/PI()/[.$F$5]" office:value-type="float" office:value="72.1176472025662" calcext:value-type="float">
            <text:p>72.1176472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F$6]+[.$F$3]*[.$F$4]*LN([.B47]/[.$F$8])/2/PI()/[.$F$5]" office:value-type="float" office:value="72.9073003902417" calcext:value-type="float">
            <text:p>72.9073003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table:formula="of:=[.$F$6]+[.$F$3]*[.$F$4]*LN([.B48]/[.$F$8])/2/PI()/[.$F$5]" office:value-type="float" office:value="73.6813158488143" calcext:value-type="float">
            <text:p>73.6813158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$F$6]+[.$F$3]*[.$F$4]*LN([.B49]/[.$F$8])/2/PI()/[.$F$5]" office:value-type="float" office:value="74.4403009271319" calcext:value-type="float">
            <text:p>74.44030092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table:formula="of:=[.$F$6]+[.$F$3]*[.$F$4]*LN([.B50]/[.$F$8])/2/PI()/[.$F$5]" office:value-type="float" office:value="75.184828264071" calcext:value-type="float">
            <text:p>75.18482826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$F$6]+[.$F$3]*[.$F$4]*LN([.B51]/[.$F$8])/2/PI()/[.$F$5]" office:value-type="float" office:value="75.9154383840672" calcext:value-type="float">
            <text:p>75.9154383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[.$F$6]+[.$F$3]*[.$F$4]*LN([.B52]/[.$F$8])/2/PI()/[.$F$5]" office:value-type="float" office:value="76.632642054482" calcext:value-type="float">
            <text:p>76.63264205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$F$6]+[.$F$3]*[.$F$4]*LN([.B53]/[.$F$8])/2/PI()/[.$F$5]" office:value-type="float" office:value="77.336922430558" calcext:value-type="float">
            <text:p>77.33692243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table:formula="of:=[.$F$6]+[.$F$3]*[.$F$4]*LN([.B54]/[.$F$8])/2/PI()/[.$F$5]" office:value-type="float" office:value="78.0287370105242" calcext:value-type="float">
            <text:p>78.0287370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$F$6]+[.$F$3]*[.$F$4]*LN([.B55]/[.$F$8])/2/PI()/[.$F$5]" office:value-type="float" office:value="78.7085194206644" calcext:value-type="float">
            <text:p>78.7085194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table:formula="of:=[.$F$6]+[.$F$3]*[.$F$4]*LN([.B56]/[.$F$8])/2/PI()/[.$F$5]" office:value-type="float" office:value="79.376681047793" calcext:value-type="float">
            <text:p>79.3766810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F$6]+[.$F$3]*[.$F$4]*LN([.B57]/[.$F$8])/2/PI()/[.$F$5]" office:value-type="float" office:value="80.033612534528" calcext:value-type="float">
            <text:p>80.03361253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0000000000001" calcext:value-type="float">
            <text:p>6.1</text:p>
          </table:table-cell>
          <table:table-cell table:formula="of:=[.$F$6]+[.$F$3]*[.$F$4]*LN([.B58]/[.$F$8])/2/PI()/[.$F$5]" office:value-type="float" office:value="80.679685150969" calcext:value-type="float">
            <text:p>80.679685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$F$6]+[.$F$3]*[.$F$4]*LN([.B59]/[.$F$8])/2/PI()/[.$F$5]" office:value-type="float" office:value="81.3152520548429" calcext:value-type="float">
            <text:p>81.3152520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formula="of:=[.$F$6]+[.$F$3]*[.$F$4]*LN([.B60]/[.$F$8])/2/PI()/[.$F$5]" office:value-type="float" office:value="81.9406494508224" calcext:value-type="float">
            <text:p>81.94064945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0000000000001" calcext:value-type="float">
            <text:p>6.4</text:p>
          </table:table-cell>
          <table:table-cell table:formula="of:=[.$F$6]+[.$F$3]*[.$F$4]*LN([.B61]/[.$F$8])/2/PI()/[.$F$5]" office:value-type="float" office:value="82.5561976585499" calcext:value-type="float">
            <text:p>82.55619765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0000000000001" calcext:value-type="float">
            <text:p>6.5</text:p>
          </table:table-cell>
          <table:table-cell table:formula="of:=[.$F$6]+[.$F$3]*[.$F$4]*LN([.B62]/[.$F$8])/2/PI()/[.$F$5]" office:value-type="float" office:value="83.162202097857" calcext:value-type="float">
            <text:p>83.162202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0000000000001" calcext:value-type="float">
            <text:p>6.6</text:p>
          </table:table-cell>
          <table:table-cell table:formula="of:=[.$F$6]+[.$F$3]*[.$F$4]*LN([.B63]/[.$F$8])/2/PI()/[.$F$5]" office:value-type="float" office:value="83.7589541987682" calcext:value-type="float">
            <text:p>83.7589541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table:formula="of:=[.$F$6]+[.$F$3]*[.$F$4]*LN([.B64]/[.$F$8])/2/PI()/[.$F$5]" office:value-type="float" office:value="84.3467322430744" calcext:value-type="float">
            <text:p>84.34673224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0000000000001" calcext:value-type="float">
            <text:p>6.8</text:p>
          </table:table-cell>
          <table:table-cell table:formula="of:=[.$F$6]+[.$F$3]*[.$F$4]*LN([.B65]/[.$F$8])/2/PI()/[.$F$5]" office:value-type="float" office:value="84.9258021435613" calcext:value-type="float">
            <text:p>84.9258021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0000000000001" calcext:value-type="float">
            <text:p>6.9</text:p>
          </table:table-cell>
          <table:table-cell table:formula="of:=[.$F$6]+[.$F$3]*[.$F$4]*LN([.B66]/[.$F$8])/2/PI()/[.$F$5]" office:value-type="float" office:value="85.496418166353" calcext:value-type="float">
            <text:p>85.4964181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0000000000001" calcext:value-type="float">
            <text:p>7</text:p>
          </table:table-cell>
          <table:table-cell table:formula="of:=[.$F$6]+[.$F$3]*[.$F$4]*LN([.B67]/[.$F$8])/2/PI()/[.$F$5]" office:value-type="float" office:value="86.0588236012831" calcext:value-type="float">
            <text:p>86.0588236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0000000000001" calcext:value-type="float">
            <text:p>7.1</text:p>
          </table:table-cell>
          <table:table-cell table:formula="of:=[.$F$6]+[.$F$3]*[.$F$4]*LN([.B68]/[.$F$8])/2/PI()/[.$F$5]" office:value-type="float" office:value="86.6132513847168" calcext:value-type="float">
            <text:p>86.61325138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0000000000001" calcext:value-type="float">
            <text:p>7.2</text:p>
          </table:table-cell>
          <table:table-cell table:formula="of:=[.$F$6]+[.$F$3]*[.$F$4]*LN([.B69]/[.$F$8])/2/PI()/[.$F$5]" office:value-type="float" office:value="87.1599246788142" calcext:value-type="float">
            <text:p>87.1599246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0000000000001" calcext:value-type="float">
            <text:p>7.3</text:p>
          </table:table-cell>
          <table:table-cell table:formula="of:=[.$F$6]+[.$F$3]*[.$F$4]*LN([.B70]/[.$F$8])/2/PI()/[.$F$5]" office:value-type="float" office:value="87.6990574108411" calcext:value-type="float">
            <text:p>87.6990574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0000000000001" calcext:value-type="float">
            <text:p>7.4</text:p>
          </table:table-cell>
          <table:table-cell table:formula="of:=[.$F$6]+[.$F$3]*[.$F$4]*LN([.B71]/[.$F$8])/2/PI()/[.$F$5]" office:value-type="float" office:value="88.2308547757879" calcext:value-type="float">
            <text:p>88.2308547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0000000000001" calcext:value-type="float">
            <text:p>7.5</text:p>
          </table:table-cell>
          <table:table-cell table:formula="of:=[.$F$6]+[.$F$3]*[.$F$4]*LN([.B72]/[.$F$8])/2/PI()/[.$F$5]" office:value-type="float" office:value="88.755513705253" calcext:value-type="float">
            <text:p>88.7555137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0000000000001" calcext:value-type="float">
            <text:p>7.6</text:p>
          </table:table-cell>
          <table:table-cell table:formula="of:=[.$F$6]+[.$F$3]*[.$F$4]*LN([.B73]/[.$F$8])/2/PI()/[.$F$5]" office:value-type="float" office:value="89.2732233052712" calcext:value-type="float">
            <text:p>89.2732233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70000000000001" calcext:value-type="float">
            <text:p>7.7</text:p>
          </table:table-cell>
          <table:table-cell table:formula="of:=[.$F$6]+[.$F$3]*[.$F$4]*LN([.B74]/[.$F$8])/2/PI()/[.$F$5]" office:value-type="float" office:value="89.7841652655234" calcext:value-type="float">
            <text:p>89.7841652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0000000000001" calcext:value-type="float">
            <text:p>7.8</text:p>
          </table:table-cell>
          <table:table-cell table:formula="of:=[.$F$6]+[.$F$3]*[.$F$4]*LN([.B75]/[.$F$8])/2/PI()/[.$F$5]" office:value-type="float" office:value="90.2885142421433" calcext:value-type="float">
            <text:p>90.28851424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0000000000001" calcext:value-type="float">
            <text:p>7.9</text:p>
          </table:table-cell>
          <table:table-cell table:formula="of:=[.$F$6]+[.$F$3]*[.$F$4]*LN([.B76]/[.$F$8])/2/PI()/[.$F$5]" office:value-type="float" office:value="90.7864382161397" calcext:value-type="float">
            <text:p>90.7864382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0000000000001" calcext:value-type="float">
            <text:p>8</text:p>
          </table:table-cell>
          <table:table-cell table:formula="of:=[.$F$6]+[.$F$3]*[.$F$4]*LN([.B77]/[.$F$8])/2/PI()/[.$F$5]" office:value-type="float" office:value="91.2780988292749" calcext:value-type="float">
            <text:p>91.2780988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0000000000001" calcext:value-type="float">
            <text:p>8.1</text:p>
          </table:table-cell>
          <table:table-cell table:formula="of:=[.$F$6]+[.$F$3]*[.$F$4]*LN([.B78]/[.$F$8])/2/PI()/[.$F$5]" office:value-type="float" office:value="91.7636516990785" calcext:value-type="float">
            <text:p>91.7636516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0000000000001" calcext:value-type="float">
            <text:p>8.2</text:p>
          </table:table-cell>
          <table:table-cell table:formula="of:=[.$F$6]+[.$F$3]*[.$F$4]*LN([.B79]/[.$F$8])/2/PI()/[.$F$5]" office:value-type="float" office:value="92.2432467145345" calcext:value-type="float">
            <text:p>92.24324671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0000000000001" calcext:value-type="float">
            <text:p>8.3</text:p>
          </table:table-cell>
          <table:table-cell table:formula="of:=[.$F$6]+[.$F$3]*[.$F$4]*LN([.B80]/[.$F$8])/2/PI()/[.$F$5]" office:value-type="float" office:value="92.7170283138467" calcext:value-type="float">
            <text:p>92.7170283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40000000000001" calcext:value-type="float">
            <text:p>8.4</text:p>
          </table:table-cell>
          <table:table-cell table:formula="of:=[.$F$6]+[.$F$3]*[.$F$4]*LN([.B81]/[.$F$8])/2/PI()/[.$F$5]" office:value-type="float" office:value="93.1851357455694" calcext:value-type="float">
            <text:p>93.18513574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0000000000001" calcext:value-type="float">
            <text:p>8.5</text:p>
          </table:table-cell>
          <table:table-cell table:formula="of:=[.$F$6]+[.$F$3]*[.$F$4]*LN([.B82]/[.$F$8])/2/PI()/[.$F$5]" office:value-type="float" office:value="93.6477033142864" calcext:value-type="float">
            <text:p>93.6477033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0000000000001" calcext:value-type="float">
            <text:p>8.6</text:p>
          </table:table-cell>
          <table:table-cell table:formula="of:=[.$F$6]+[.$F$3]*[.$F$4]*LN([.B83]/[.$F$8])/2/PI()/[.$F$5]" office:value-type="float" office:value="94.1048606119211" calcext:value-type="float">
            <text:p>94.1048606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70000000000001" calcext:value-type="float">
            <text:p>8.7</text:p>
          </table:table-cell>
          <table:table-cell table:formula="of:=[.$F$6]+[.$F$3]*[.$F$4]*LN([.B84]/[.$F$8])/2/PI()/[.$F$5]" office:value-type="float" office:value="94.5567327356757" calcext:value-type="float">
            <text:p>94.55673273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0000000000001" calcext:value-type="float">
            <text:p>8.8</text:p>
          </table:table-cell>
          <table:table-cell table:formula="of:=[.$F$6]+[.$F$3]*[.$F$4]*LN([.B85]/[.$F$8])/2/PI()/[.$F$5]" office:value-type="float" office:value="95.0034404935152" calcext:value-type="float">
            <text:p>95.00344049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90000000000001" calcext:value-type="float">
            <text:p>8.9</text:p>
          </table:table-cell>
          <table:table-cell table:formula="of:=[.$F$6]+[.$F$3]*[.$F$4]*LN([.B86]/[.$F$8])/2/PI()/[.$F$5]" office:value-type="float" office:value="95.4451005980422" calcext:value-type="float">
            <text:p>95.445100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00000000000001" calcext:value-type="float">
            <text:p>9</text:p>
          </table:table-cell>
          <table:table-cell table:formula="of:=[.$F$6]+[.$F$3]*[.$F$4]*LN([.B87]/[.$F$8])/2/PI()/[.$F$5]" office:value-type="float" office:value="95.8818258495393" calcext:value-type="float">
            <text:p>95.8818258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0000000000001" calcext:value-type="float">
            <text:p>9.1</text:p>
          </table:table-cell>
          <table:table-cell table:formula="of:=[.$F$6]+[.$F$3]*[.$F$4]*LN([.B88]/[.$F$8])/2/PI()/[.$F$5]" office:value-type="float" office:value="96.3137253088984" calcext:value-type="float">
            <text:p>96.31372530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0000000000001" calcext:value-type="float">
            <text:p>9.2</text:p>
          </table:table-cell>
          <table:table-cell table:formula="of:=[.$F$6]+[.$F$3]*[.$F$4]*LN([.B89]/[.$F$8])/2/PI()/[.$F$5]" office:value-type="float" office:value="96.7409044611" calcext:value-type="float">
            <text:p>96.7409044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0000000000001" calcext:value-type="float">
            <text:p>9.3</text:p>
          </table:table-cell>
          <table:table-cell table:formula="of:=[.$F$6]+[.$F$3]*[.$F$4]*LN([.B90]/[.$F$8])/2/PI()/[.$F$5]" office:value-type="float" office:value="97.1634653698542" calcext:value-type="float">
            <text:p>97.1634653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40000000000001" calcext:value-type="float">
            <text:p>9.4</text:p>
          </table:table-cell>
          <table:table-cell table:formula="of:=[.$F$6]+[.$F$3]*[.$F$4]*LN([.B91]/[.$F$8])/2/PI()/[.$F$5]" office:value-type="float" office:value="97.5815068239729" calcext:value-type="float">
            <text:p>97.581506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50000000000001" calcext:value-type="float">
            <text:p>9.5</text:p>
          </table:table-cell>
          <table:table-cell table:formula="of:=[.$F$6]+[.$F$3]*[.$F$4]*LN([.B92]/[.$F$8])/2/PI()/[.$F$5]" office:value-type="float" office:value="97.9951244759963" calcext:value-type="float">
            <text:p>97.995124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0000000000001" calcext:value-type="float">
            <text:p>9.6</text:p>
          </table:table-cell>
          <table:table-cell table:formula="of:=[.$F$6]+[.$F$3]*[.$F$4]*LN([.B93]/[.$F$8])/2/PI()/[.$F$5]" office:value-type="float" office:value="98.4044109735612" calcext:value-type="float">
            <text:p>98.4044109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70000000000001" calcext:value-type="float">
            <text:p>9.7</text:p>
          </table:table-cell>
          <table:table-cell table:formula="of:=[.$F$6]+[.$F$3]*[.$F$4]*LN([.B94]/[.$F$8])/2/PI()/[.$F$5]" office:value-type="float" office:value="98.8094560839621" calcext:value-type="float">
            <text:p>98.8094560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80000000000001" calcext:value-type="float">
            <text:p>9.8</text:p>
          </table:table-cell>
          <table:table-cell table:formula="of:=[.$F$6]+[.$F$3]*[.$F$4]*LN([.B95]/[.$F$8])/2/PI()/[.$F$5]" office:value-type="float" office:value="99.2103468123245" calcext:value-type="float">
            <text:p>99.2103468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90000000000001" calcext:value-type="float">
            <text:p>9.9</text:p>
          </table:table-cell>
          <table:table-cell table:formula="of:=[.$F$6]+[.$F$3]*[.$F$4]*LN([.B96]/[.$F$8])/2/PI()/[.$F$5]" office:value-type="float" office:value="99.6071675137795" calcext:value-type="float">
            <text:p>99.60716751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F$6]+[.$F$3]*[.$F$4]*LN([.B97]/[.$F$8])/2/PI()/[.$F$5]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tain Picard</meta:initial-creator>
    <meta:creation-date>2016-01-17T20:15:04.603692907</meta:creation-date>
    <dc:date>2016-01-17T20:23:57.484182595</dc:date>
    <dc:creator>Captain Picard</dc:creator>
    <meta:editing-duration>PT8M53S</meta:editing-duration>
    <meta:editing-cycles>1</meta:editing-cycles>
    <meta:document-statistic meta:table-count="1" meta:cell-count="198" meta:object-count="0"/>
    <meta:generator>LibreOffice/4.4.7.2$Linux_X86_64 LibreOffice_project/40$Build-2</meta:generator>
  </office:meta>
</office:document-meta>
</file>